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4.7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4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578cm"/>
    </style:style>
    <style:style style:name="gr9" style:family="graphic" style:parent-style-name="standard" style:list-style-name="L2">
      <style:graphic-properties draw:stroke="none" svg:stroke-color="#000000" draw:fill="none" draw:fill-color="#ffffff" fo:min-height="1.661cm"/>
    </style:style>
    <style:style style:name="gr10" style:family="graphic" style:parent-style-name="standard" style:list-style-name="L2">
      <style:graphic-properties draw:stroke="none" svg:stroke-color="#000000" draw:fill="none" draw:fill-color="#ffffff" fo:min-height="1.661cm"/>
    </style:style>
    <style:style style:name="gr11" style:family="graphic" style:parent-style-name="objectwithoutfill">
      <style:graphic-properties draw:stroke="dash" draw:stroke-dash="Fine_20_Dashed_20__28_var_29_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24.237cm" svg:x="1.025cm" svg:y="2.703cm">
          <text:p/>
        </draw:rect>
        <draw:frame draw:style-name="gr2" draw:text-style-name="P2" draw:layer="layout" svg:width="4.193cm" svg:height="1.524cm" svg:x="6.975cm" svg:y="1cm">
          <draw:text-box>
            <text:p><text:span text:style-name="T1">project ID</text:span></text:p>
            <text:p><text:span text:style-name="T1">scenario ID</text:span></text:p>
            <text:p><text:span text:style-name="T1">analysis element ID</text:span></text:p>
          </draw:text-box>
        </draw:frame>
        <draw:frame draw:style-name="gr3" draw:layer="layout" svg:width="5.235cm" svg:height="1.746cm" svg:x="1.035cm" svg:y="0.932cm">
          <draw:text-box>
            <text:p><text:span text:style-name="T2">Calculate Scenario</text:span><text:line-break/><text:span text:style-name="T3">API flow</text:span><text:span text:style-name="T3"><text:line-break/></text:span><text:span text:style-name="T4">Version 2.0</text:span></text:p>
          </draw:text-box>
        </draw:frame>
        <draw:line draw:style-name="gr4" draw:text-style-name="P1" draw:layer="layout" svg:x1="6.794cm" svg:y1="1cm" svg:x2="6.838cm" svg:y2="3.54cm">
          <text:p/>
        </draw:line>
        <draw:custom-shape draw:style-name="gr5" draw:text-style-name="P3" xml:id="id1" draw:id="id1" draw:layer="layout" svg:width="3.169cm" svg:height="3.169cm" svg:x="5.269cm" svg:y="6.384cm">
          <text:p text:style-name="P1"><text:span text:style-name="T5">has the </text:span></text:p>
          <text:p text:style-name="P1"><text:span text:style-name="T5">scenario been </text:span></text:p>
          <text:p text:style-name="P1"><text:span text:style-name="T5">calcul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2.667cm" svg:height="0.806cm" svg:x="1.154cm" svg:y="2.892cm">
          <draw:text-box>
            <text:p><text:span text:style-name="T6">Calculate</text:span></text:p>
          </draw:text-box>
        </draw:frame>
        <draw:frame draw:style-name="gr7" draw:text-style-name="P5" draw:layer="layout" svg:width="0.913cm" svg:height="0.666cm" svg:x="6.944cm" svg:y="16.269cm">
          <draw:text-box>
            <text:p><text:span text:style-name="T5">no</text:span></text:p>
          </draw:text-box>
        </draw:frame>
        <draw:connector draw:style-name="gr4" draw:text-style-name="P1" draw:layer="layout" svg:x1="6.854cm" svg:y1="9.553cm" svg:x2="6.871cm" svg:y2="10.793cm" draw:start-shape="id1" draw:start-glue-point="6" draw:end-shape="id2" draw:end-glue-point="4" svg:d="M6854 9553v620h17v620">
          <text:p/>
        </draw:connector>
        <draw:connector draw:style-name="gr4" draw:text-style-name="P1" draw:layer="layout" svg:x1="6.871cm" svg:y1="11.809cm" svg:x2="6.865cm" svg:y2="13.452cm" draw:start-shape="id2" draw:start-glue-point="6" draw:end-shape="id3" draw:end-glue-point="4" svg:d="M6871 11809v822h-6v821">
          <text:p/>
        </draw:connector>
        <draw:frame draw:style-name="gr8" draw:text-style-name="P5" draw:layer="layout" svg:width="1.078cm" svg:height="0.666cm" svg:x="8.149cm" svg:y="15.076cm">
          <draw:text-box>
            <text:p><text:span text:style-name="T5">yes</text:span></text:p>
          </draw:text-box>
        </draw:frame>
        <draw:frame draw:style-name="gr7" draw:text-style-name="P5" draw:layer="layout" svg:width="0.913cm" svg:height="0.666cm" svg:x="6.809cm" svg:y="9.551cm">
          <draw:text-box>
            <text:p><text:span text:style-name="T5">no</text:span></text:p>
          </draw:text-box>
        </draw:frame>
        <draw:frame draw:style-name="gr8" draw:text-style-name="P5" draw:layer="layout" svg:width="1.078cm" svg:height="0.666cm" svg:x="4.374cm" svg:y="7.365cm">
          <draw:text-box>
            <text:p><text:span text:style-name="T5">yes</text:span></text:p>
          </draw:text-box>
        </draw:frame>
        <draw:connector draw:style-name="gr4" draw:text-style-name="P1" draw:layer="layout" svg:x1="6.865cm" svg:y1="16.5cm" svg:x2="6.879cm" svg:y2="18.024cm" draw:start-shape="id3" draw:start-glue-point="6" draw:end-shape="id4" draw:end-glue-point="4" svg:d="M6865 16500v763h14v761">
          <text:p/>
        </draw:connector>
        <draw:custom-shape draw:style-name="gr5" draw:text-style-name="P1" xml:id="id5" draw:id="id5" draw:layer="layout" svg:width="2.54cm" svg:height="1.143cm" svg:x="5.574cm" svg:y="3.548cm">
          <text:p text:style-name="P1"><text:span text:style-name="T4">Scenario Edi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8" draw:text-style-name="P5" draw:layer="layout" svg:width="1.078cm" svg:height="0.666cm" svg:x="8.149cm" svg:y="19.676cm">
          <draw:text-box>
            <text:p><text:span text:style-name="T5">yes</text:span></text:p>
          </draw:text-box>
        </draw:frame>
        <draw:connector draw:style-name="gr4" draw:text-style-name="P1" draw:layer="layout" svg:x1="6.844cm" svg:y1="4.691cm" svg:x2="6.854cm" svg:y2="6.384cm" draw:start-shape="id5" draw:start-glue-point="6" draw:end-shape="id1" draw:end-glue-point="4" svg:d="M6844 4691v846h10v847">
          <text:p/>
        </draw:connector>
        <draw:custom-shape draw:style-name="gr5" draw:text-style-name="P3" xml:id="id6" draw:id="id6" draw:layer="layout" svg:width="3.175cm" svg:height="1.397cm" svg:x="9.255cm" svg:y="14.238cm">
          <text:p text:style-name="P1"><text:span text:style-name="T5">Scenario in </text:span></text:p>
          <text:p text:style-name="P1"><text:span text:style-name="T5">progres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1" draw:layer="layout" svg:x1="8.389cm" svg:y1="14.976cm" svg:x2="9.255cm" svg:y2="14.937cm" draw:start-shape="id3" draw:start-glue-point="7" draw:end-shape="id6" draw:end-glue-point="5" svg:d="M8389 14976h433v-39h433">
          <text:p/>
        </draw:connector>
        <draw:connector draw:style-name="gr4" draw:text-style-name="P1" draw:layer="layout" draw:line-skew="-0.237cm" svg:x1="10.843cm" svg:y1="14.238cm" svg:x2="6.865cm" svg:y2="13.452cm" draw:start-shape="id6" draw:start-glue-point="4" draw:end-shape="id3" draw:end-glue-point="4" svg:d="M10843 14238v-1524h-3978v738">
          <text:p/>
        </draw:connector>
        <draw:custom-shape draw:style-name="gr5" draw:text-style-name="P3" xml:id="id8" draw:id="id8" draw:layer="layout" svg:width="3.556cm" svg:height="1.524cm" svg:x="7.823cm" svg:y="25.13cm">
          <text:p text:style-name="P1"><text:span text:style-name="T5">Scenario result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7" draw:text-style-name="P5" draw:layer="layout" svg:width="0.913cm" svg:height="0.666cm" svg:x="6.945cm" svg:y="20.869cm">
          <draw:text-box>
            <text:p><text:span text:style-name="T5">no</text:span></text:p>
          </draw:text-box>
        </draw:frame>
        <draw:custom-shape draw:style-name="gr5" draw:text-style-name="P3" xml:id="id7" draw:id="id7" draw:layer="layout" svg:width="3.048cm" svg:height="3.048cm" svg:x="12.399cm" svg:y="18.037cm">
          <text:p text:style-name="P1"><text:span text:style-name="T5">Re-calculate</text:span><text:span text:style-name="T5"><text:line-break/></text:span><text:span text:style-name="T5">scenari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8.403cm" svg:y1="19.548cm" svg:x2="12.399cm" svg:y2="19.561cm" draw:start-shape="id4" draw:start-glue-point="7" draw:end-shape="id7" draw:end-glue-point="5" svg:d="M8403 19548h1999v13h1997">
          <text:p/>
        </draw:connector>
        <draw:connector draw:style-name="gr4" draw:text-style-name="P1" draw:layer="layout" svg:x1="13.923cm" svg:y1="18.037cm" svg:x2="8.585cm" svg:y2="11.301cm" draw:start-shape="id7" draw:start-glue-point="4" draw:end-shape="id2" draw:end-glue-point="7" svg:d="M13923 18037v-6736h-5338">
          <text:p/>
        </draw:connector>
        <draw:frame draw:style-name="gr8" draw:text-style-name="P5" draw:layer="layout" svg:width="1.078cm" svg:height="0.666cm" svg:x="13.916cm" svg:y="17.486cm">
          <draw:text-box>
            <text:p><text:span text:style-name="T5">yes</text:span></text:p>
          </draw:text-box>
        </draw:frame>
        <draw:connector draw:style-name="gr4" draw:text-style-name="P1" draw:layer="layout" draw:line-skew="3.847cm" svg:x1="15.447cm" svg:y1="19.561cm" svg:x2="8.114cm" svg:y2="4.119cm" draw:start-shape="id7" draw:start-glue-point="7" draw:end-shape="id5" svg:d="M15447 19561h4349v-15442h-11682">
          <text:p/>
        </draw:connector>
        <draw:custom-shape draw:style-name="gr5" draw:text-style-name="P3" draw:layer="layout" svg:width="8.89cm" svg:height="1.016cm" svg:x="9.509cm" svg:y="5.456cm">
          <text:p text:style-name="P1"><text:span text:style-name="T5">GET: /v1/analytics/scenario/{scenarioId}/calcul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" draw:text-style-name="P5" draw:layer="layout" svg:width="0.913cm" svg:height="0.666cm" svg:x="15.224cm" svg:y="18.937cm">
          <draw:text-box>
            <text:p><text:span text:style-name="T5">no</text:span></text:p>
          </draw:text-box>
        </draw:frame>
        <draw:custom-shape draw:style-name="gr5" draw:text-style-name="P3" draw:layer="layout" svg:width="8.89cm" svg:height="1.016cm" svg:x="9.51cm" svg:y="7.857cm">
          <text:p text:style-name="P1"><text:span text:style-name="T5">POST: /v1/analytics/scenario/{scenarioId}/calcul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" draw:text-style-name="P6" draw:layer="layout" svg:width="9.652cm" svg:height="1.911cm" svg:x="10.017cm" svg:y="6.499cm">
          <draw:text-box>
            <text:list text:style-name="L2">
              <text:list-item>
                <text:p text:style-name="P6"><text:span text:style-name="T4">200: status of scenario calculation</text:span></text:p>
              </text:list-item>
              <text:list-item>
                <text:p text:style-name="P6"><text:span text:style-name="T4">404: scenario has not been calculated</text:span></text:p>
              </text:list-item>
            </text:list>
          </draw:text-box>
        </draw:frame>
        <draw:frame draw:style-name="gr10" draw:text-style-name="P6" draw:layer="layout" svg:width="9.652cm" svg:height="1.911cm" svg:x="10.017cm" svg:y="9.1cm">
          <draw:text-box>
            <text:list text:style-name="L2">
              <text:list-item>
                <text:p text:style-name="P6"><text:span text:style-name="T4">200: scenario calculation initiated</text:span></text:p>
              </text:list-item>
              <text:list-item>
                <text:p text:style-name="P6"><text:span text:style-name="T4">403: scenario calculation in progress</text:span></text:p>
              </text:list-item>
              <text:list-item>
                <text:p text:style-name="P6"><text:span text:style-name="T4">404: scenario calculation error (scenario ID not found)</text:span></text:p>
              </text:list-item>
              <text:list-item>
                <text:p text:style-name="P6"><text:span text:style-name="T4">500 calculation service unavailable</text:span></text:p>
              </text:list-item>
            </text:list>
          </draw:text-box>
        </draw:frame>
        <draw:line draw:style-name="gr11" draw:text-style-name="P1" draw:layer="layout" svg:x1="7.604cm" svg:y1="7.134cm" svg:x2="9.509cm" svg:y2="5.991cm">
          <text:p/>
        </draw:line>
        <draw:line draw:style-name="gr11" draw:text-style-name="P1" draw:layer="layout" svg:x1="7.858cm" svg:y1="10.817cm" svg:x2="9.509cm" svg:y2="8.404cm">
          <text:p/>
        </draw:line>
        <draw:line draw:style-name="gr11" draw:text-style-name="P1" draw:layer="layout" svg:x1="9.509cm" svg:y1="5.991cm" svg:x2="7.35cm" svg:y2="13.954cm">
          <text:p/>
        </draw:line>
        <draw:line draw:style-name="gr11" draw:text-style-name="P1" draw:layer="layout" svg:x1="9.509cm" svg:y1="5.991cm" svg:x2="7.477cm" svg:y2="18.653cm">
          <text:p/>
        </draw:line>
        <draw:custom-shape draw:style-name="gr5" draw:text-style-name="P3" xml:id="id2" draw:id="id2" draw:layer="layout" svg:width="3.429cm" svg:height="1.016cm" svg:x="5.156cm" svg:y="10.793cm">
          <text:p text:style-name="P1"><text:span text:style-name="T5">calculate scenar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" draw:id="id3" draw:layer="layout" svg:width="3.048cm" svg:height="3.048cm" svg:x="5.341cm" svg:y="13.452cm">
          <text:p text:style-name="P1"><text:span text:style-name="T5">Is </text:span></text:p>
          <text:p text:style-name="P1"><text:span text:style-name="T5">calculation </text:span></text:p>
          <text:p text:style-name="P1"><text:span text:style-name="T5">in progres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xml:id="id4" draw:id="id4" draw:layer="layout" svg:width="3.048cm" svg:height="3.048cm" svg:x="5.355cm" svg:y="18.024cm">
          <text:p text:style-name="P1"><text:span text:style-name="T5">Does </text:span><text:span text:style-name="T5"><text:line-break/></text:span><text:span text:style-name="T5">the calculation </text:span></text:p>
          <text:p text:style-name="P1"><text:span text:style-name="T5">have an </text:span><text:span text:style-name="T5"><text:line-break/></text:span><text:span text:style-name="T5">err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6.879cm" svg:y1="21.072cm" svg:x2="7.823cm" svg:y2="25.892cm" draw:start-shape="id4" draw:start-glue-point="6" draw:end-shape="id8" draw:end-glue-point="5" svg:d="M6879 21072v4820h944">
          <text:p/>
        </draw:connector>
        <draw:connector draw:style-name="gr4" draw:text-style-name="P1" draw:layer="layout" draw:line-skew="-0.338cm" svg:x1="5.269cm" svg:y1="7.969cm" svg:x2="5.341cm" svg:y2="14.976cm" draw:start-shape="id1" draw:start-glue-point="5" draw:end-shape="id3" svg:d="M5269 7969h-840v7007h9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1-21T16:08:17</meta:creation-date>
    <dc:date>2015-01-23T13:26:34</dc:date>
    <dc:creator>Mark Gable</dc:creator>
    <meta:editing-duration>PT1H21M25S</meta:editing-duration>
    <meta:editing-cycles>9</meta:editing-cycles>
    <meta:generator>OpenOffice/4.1.1$Unix OpenOffice.org_project/411m6$Build-9775</meta:generator>
    <meta:printed-by>Mark Gable</meta:printed-by>
    <meta:print-date>2015-01-22T09:31:31</meta:print-date>
    <meta:document-statistic meta:object-count="40"/>
  </office:meta>
</office:document-meta>
</file>